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tica de Gerência de Projeto<text:line-break/><text:span text:style-name="T1">Primeira Turma do Curso de Gerenciamento de Projetos do PMI (Goiás)</text:span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2">Aluno</text:span><text:span text:style-name="T3"><text:line-break/>Fábio Nogueira de Lucena<text:line-break/></text:span><text:span text:style-name="T4">fabio@inf.ufg.br</text:span></text:p>
      <text:p text:style-name="P4"/>
      <text:p text:style-name="P5">Data</text:p>
      <text:p text:style-name="P6">07/03/2007</text:p>
      <text:p text:style-name="P4"/>
      <text:p text:style-name="P5">Observações</text:p>
      <text:p text:style-name="P4"/>
      <text:list text:style-name="L1">
        <text:list-item>
          <text:p text:style-name="P7">Embora vários modelos tenham sido apresentados ao longo do curso, optou-se pelo registro do plano em conformidade com a norma internacional IEEE Std 1058-1998 (<text:span text:style-name="T5">IEEE Standard for Software Project Management Plans</text:span><text:span text:style-name="T6">).</text:span></text:p>
        </text:list-item>
        <text:list-item>
          <text:p text:style-name="P8">O plano é fornecido em um único documento (a partir da página seguinte). Documentos não diretamente associados ao planejamento, contudo, são referenciados mas não são fornecidos. Noutras palavras, o plano cita documentos que não estão aqui compilados. Por exemplo, documentos de especificação de requisitos do Escola. </text:p>
        </text:list-item>
        <text:list-item>
          <text:p text:style-name="P8">Acredita-se que o presente plano só possa ser compreendido em sua totalidade na presença de um <text:span text:style-name="T5">processo de software</text:span> (não fornecido aqui). Em conseqüência, o autor coloca-se à disposição para esclarecimentos que se fizerem necessários. 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_____________________________________<text:line-break/>Fábio Nogueira de Luc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 a</meta:initial-creator>
    <meta:creation-date>2007-03-05T11:05:56</meta:creation-date>
    <dc:date>2007-03-06T07:53:15</dc:date>
    <dc:language>pt-BR</dc:language>
    <meta:editing-cycles>13</meta:editing-cycles>
    <meta:editing-duration>PT3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48" meta:character-count="998"/>
  </office:meta>
</office:document-meta>
</file>